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390000021D584E21C9844E9151.png" manifest:media-type="image/png"/>
  <manifest:file-entry manifest:full-path="Pictures/10000201000003AF000002123F574966B378DEF8.png" manifest:media-type="image/png"/>
  <manifest:file-entry manifest:full-path="Pictures/1000068800009698000054ABBAE8AB1092C97E1C.svg" manifest:media-type="image/svg+xml"/>
  <manifest:file-entry manifest:full-path="Pictures/1000000000000640000004B05A6DD46115AE2C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7cm" fo:min-width="25.6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4cm" fo:min-width="2.4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3.973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3cm" fo:min-width="13.413cm"/>
    </style:style>
    <style:style style:name="gr6" style:family="graphic" style:parent-style-name="standard">
      <style:graphic-properties draw:stroke="none" draw:fill="none" fo:min-height="3.497cm"/>
    </style:style>
    <style:style style:name="gr7" style:family="graphic" style:parent-style-name="standard">
      <style:graphic-properties draw:stroke="none" draw:fill="none" fo:min-height="2.298cm"/>
    </style:style>
    <style:style style:name="gr8" style:family="graphic">
      <style:graphic-properties style:protect="size"/>
    </style:style>
    <style:style style:name="pr1" style:family="presentation" style:parent-style-name="AbstractGreen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48pt" fo:font-weight="bold" style:font-size-asian="48pt" style:font-weight-asian="bold" style:font-size-complex="48pt" style:font-weight-complex="bold" style:font-relief="none"/>
    </style:style>
    <style:style style:name="P3" style:family="paragraph">
      <loext:graphic-properties draw:fill="none" draw:fill-color="#ffffff"/>
      <style:text-properties fo:color="#ff420e" fo:font-size="120pt" style:font-size-asian="120pt" style:font-size-complex="120pt"/>
    </style:style>
    <style:style style:name="P4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Ubuntu" fo:font-size="42pt" fo:font-weight="bold" style:font-size-asian="42pt" style:font-weight-asian="bold" style:font-size-complex="42pt" style:font-weight-complex="bold"/>
    </style:style>
    <style:style style:name="P7" style:family="paragraph">
      <loext:graphic-properties draw:fill="none"/>
      <style:text-properties fo:color="#000000"/>
    </style:style>
    <style:style style:name="P8" style:family="paragraph">
      <loext:graphic-properties draw:fill-color="#ffffff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 style:font-relief="none"/>
    </style:style>
    <style:style style:name="T2" style:family="text">
      <style:text-properties fo:color="#ff420e" fo:font-size="120pt" style:font-size-asian="120pt" style:font-size-complex="120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style:font-name="Ubuntu" fo:font-size="42pt" fo:font-weight="bold" style:font-size-asian="42pt" style:font-weight-asian="bold" style:font-size-complex="42pt" style:font-weight-complex="bold"/>
    </style:style>
    <style:style style:name="T5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draw:style-name="gr1" draw:text-style-name="P2" draw:layer="layout" svg:width="26.164cm" svg:height="4.127cm" svg:x="0.8cm" svg:y="1.6cm">
          <draw:text-box>
            <text:p text:style-name="P1"><text:span text:style-name="T1">GoldenDict el mejor Diccionario</text:span></text:p>
            <text:p text:style-name="P1"><text:span text:style-name="T1">Offline para Ubuntu (gratis)</text:span></text:p>
          </draw:text-box>
        </draw:frame>
        <draw:frame draw:style-name="gr2" draw:text-style-name="P3" draw:layer="layout" svg:width="2.974cm" svg:height="4.984cm" svg:x="10.961cm" svg:y="10.519cm">
          <draw:text-box>
            <text:p><text:span text:style-name="T2">+</text:span></text:p>
          </draw:text-box>
        </draw:frame>
        <draw:frame draw:style-name="gr3" draw:text-style-name="P4" draw:layer="layout" svg:width="4.473cm" svg:height="1.283cm" svg:x="23.2cm" svg:y="19.8cm">
          <draw:text-box>
            <text:p><text:span text:style-name="T3">2016-03-27</text:span></text:p>
          </draw:text-box>
        </draw:frame>
        <draw:frame draw:style-name="gr4" draw:text-style-name="P5" draw:layer="layout" svg:width="9.6cm" svg:height="11.8cm" svg:x="1.2cm" svg:y="7.4cm">
          <draw:image xlink:href="Pictures/10000000000003390000021D584E21C9844E9151.png" xlink:type="simple" xlink:show="embed" xlink:actuate="onLoad">
            <text:p/>
          </draw:image>
        </draw:frame>
        <draw:frame draw:style-name="gr5" draw:text-style-name="P6" draw:layer="layout" svg:width="13.913cm" svg:height="6.923cm" svg:x="13.687cm" svg:y="6.2cm">
          <draw:text-box>
            <text:p><text:span text:style-name="T4">- Español–Inglés e</text:span></text:p>
            <text:p><text:span text:style-name="T4"><text:s text:c="2"/></text:span><text:span text:style-name="T4">Inglés–Español de</text:span></text:p>
            <text:p><text:span text:style-name="T4"><text:s text:c="2"/></text:span><text:span text:style-name="T4">Universidad de </text:span></text:p>
            <text:p><text:span text:style-name="T4"><text:s text:c="2"/></text:span><text:span text:style-name="T4">Granda</text:span></text:p>
          </draw:text-box>
        </draw:frame>
        <draw:frame draw:style-name="gr6" draw:text-style-name="P7" draw:layer="layout" svg:width="13.367cm" svg:height="3.747cm" svg:x="13.833cm" svg:y="14.053cm">
          <draw:text-box>
            <text:p><text:span text:style-name="T5">- Babylon</text:span></text:p>
          </draw:text-box>
        </draw:frame>
        <draw:frame draw:style-name="gr7" draw:text-style-name="P7" draw:layer="layout" svg:width="13.4cm" svg:height="2.548cm" svg:x="13.6cm" svg:y="17.052cm">
          <draw:text-box>
            <text:p><text:span text:style-name="T5">- Inglés WordNet.</text:span></text:p>
          </draw:text-box>
        </draw:fram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AnotherPoppy_5f_1600x1200" draw:display-name="ABSTRACT-AnotherPoppy_1600x1200" xlink:href="Pictures/1000000000000640000004B05A6DD46115AE2C94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other-poppy-outline3" style:family="presentation" style:parent-style-name="another-poppy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another-poppy-outline4" style:family="presentation" style:parent-style-name="another-poppy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another-poppy-outline5" style:family="presentation" style:parent-style-name="another-poppy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another-poppy-outline6" style:family="presentation" style:parent-style-name="another-poppy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another-poppy-outline7" style:family="presentation" style:parent-style-name="another-poppy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another-poppy-outline8" style:family="presentation" style:parent-style-name="another-poppy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another-poppy-outline9" style:family="presentation" style:parent-style-name="another-poppy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fill="none" draw:textarea-vertical-align="middle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other-poppy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other-poppy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7cm" svg:x="1.4cm" svg:y="0.836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nother-poppy" style:page-layout-name="PM1" draw:style-name="Mdp2">
      <draw:frame presentation:style-name="another-poppy-title" draw:layer="backgroundobjects" svg:width="25.199cm" svg:height="3.507cm" svg:x="1.4cm" svg:y="0.836cm" presentation:class="title" presentation:placeholder="true">
        <draw:text-box/>
      </draw:frame>
      <draw:frame presentation:style-name="another-poppy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F574966B378DEF8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chin-id </meta:initial-creator>
    <meta:creation-date>2013-12-24T09:22:48.372319082</meta:creation-date>
    <dc:date>2016-03-27T23:11:03.403602077</dc:date>
    <dc:creator>Wachín </dc:creator>
    <meta:editing-duration>PT10H21M43S</meta:editing-duration>
    <meta:editing-cycles>18</meta:editing-cycles>
    <meta:generator>LibreOffice/5.0.5.2$Linux_x86 LibreOffice_project/00m0$Build-2</meta:generator>
    <meta:document-statistic meta:object-count="53"/>
  </office:meta>
</office:document-meta>
</file>